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size="12pt" fo:font-weight="normal" officeooo:rsid="00278b48" officeooo:paragraph-rsid="00278b4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2pt" fo:font-weight="normal" officeooo:rsid="002c8b7c" officeooo:paragraph-rsid="002c8b7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2pt" fo:font-weight="normal" officeooo:rsid="002cfcbc" officeooo:paragraph-rsid="002cfcb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2pt" fo:font-weight="normal" officeooo:rsid="002d13f7" officeooo:paragraph-rsid="002d13f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2pt" fo:font-weight="normal" officeooo:rsid="002eb4f5" officeooo:paragraph-rsid="002eb4f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2pt" fo:font-weight="normal" officeooo:rsid="003018df" officeooo:paragraph-rsid="003018d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2pt" fo:font-weight="normal" officeooo:rsid="00327b49" officeooo:paragraph-rsid="00327b4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2pt" fo:font-weight="normal" officeooo:rsid="0033d5a0" officeooo:paragraph-rsid="0033d5a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2pt" fo:font-weight="normal" officeooo:rsid="003a220e" officeooo:paragraph-rsid="003a220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2pt" fo:font-weight="normal" officeooo:rsid="003d38a2" officeooo:paragraph-rsid="003d38a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2pt" fo:font-weight="normal" officeooo:rsid="003ee133" officeooo:paragraph-rsid="003ee13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2pt" fo:font-weight="normal" officeooo:rsid="003ee133" officeooo:paragraph-rsid="00417be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6pt" fo:font-weight="bold" officeooo:paragraph-rsid="00243d23" style:font-size-asian="16pt" style:font-weight-asian="bold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6pt" fo:font-weight="bold" officeooo:paragraph-rsid="00417be2" style:font-size-asian="16pt" style:font-weight-asian="bold" style:font-weight-complex="bold"/>
    </style:style>
    <style:style style:name="P17" style:family="paragraph" style:parent-style-name="Standard">
      <style:paragraph-properties fo:text-align="justify" style:justify-single-word="false" style:writing-mode="lr-tb"/>
    </style:style>
    <style:style style:name="P18" style:family="paragraph" style:parent-style-name="Standard">
      <style:paragraph-properties fo:text-align="justify" style:justify-single-word="false" style:writing-mode="lr-tb"/>
      <style:text-properties officeooo:paragraph-rsid="00243d23"/>
    </style:style>
    <style:style style:name="P19" style:family="paragraph" style:parent-style-name="Standard">
      <style:paragraph-properties fo:text-align="justify" style:justify-single-word="false" style:writing-mode="lr-tb"/>
      <style:text-properties officeooo:paragraph-rsid="00417be2"/>
    </style:style>
    <style:style style:name="P20" style:family="paragraph" style:parent-style-name="Standard">
      <style:paragraph-properties fo:text-align="justify" style:justify-single-word="false" style:writing-mode="lr-tb"/>
      <style:text-properties fo:font-weight="normal" officeooo:rsid="002eb4f5" officeooo:paragraph-rsid="002eb4f5" style:font-weight-asian="normal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weight="normal" officeooo:rsid="003a220e" officeooo:paragraph-rsid="003a220e" style:font-weight-asian="normal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weight="normal" officeooo:rsid="0042795f" officeooo:paragraph-rsid="0042795f" style:font-weight-asian="normal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fo:font-weight="normal" officeooo:rsid="00440161" officeooo:paragraph-rsid="00440161" style:font-weight-asian="normal" style:font-weight-complex="normal"/>
    </style:style>
    <style:style style:name="P24" style:family="paragraph" style:parent-style-name="Standard">
      <style:paragraph-properties fo:text-align="justify" style:justify-single-word="false" style:writing-mode="lr-tb"/>
      <style:text-properties fo:font-weight="normal" officeooo:rsid="0044aaf9" officeooo:paragraph-rsid="0044aaf9" style:font-weight-asian="normal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fo:font-weight="normal" officeooo:rsid="0045e7df" officeooo:paragraph-rsid="0045e7df" style:font-weight-asian="normal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fo:font-weight="normal" officeooo:rsid="0046bc49" officeooo:paragraph-rsid="0046bc49" style:font-weight-asian="normal" style:font-weight-complex="normal"/>
    </style:style>
    <style:style style:name="P27" style:family="paragraph" style:parent-style-name="Standard">
      <style:paragraph-properties fo:text-align="justify" style:justify-single-word="false" style:writing-mode="lr-tb"/>
      <style:text-properties fo:font-weight="normal" officeooo:rsid="004752fe" officeooo:paragraph-rsid="004752fe" style:font-weight-asian="normal" style:font-weight-complex="normal"/>
    </style:style>
    <style:style style:name="P28" style:family="paragraph" style:parent-style-name="Standard">
      <style:paragraph-properties fo:text-align="justify" style:justify-single-word="false" style:writing-mode="lr-tb"/>
      <style:text-properties fo:font-weight="normal" officeooo:rsid="0048ddcb" officeooo:paragraph-rsid="0048ddcb" style:font-weight-asian="normal" style:font-weight-complex="normal"/>
    </style:style>
    <style:style style:name="P29" style:family="paragraph" style:parent-style-name="Standard">
      <style:paragraph-properties fo:text-align="justify" style:justify-single-word="false" style:writing-mode="lr-tb"/>
      <style:text-properties fo:font-weight="normal" officeooo:rsid="004b07dd" officeooo:paragraph-rsid="004b07dd" style:font-weight-asian="normal" style:font-weight-complex="normal"/>
    </style:style>
    <style:style style:name="P30" style:family="paragraph" style:parent-style-name="Standard">
      <style:paragraph-properties fo:text-align="justify" style:justify-single-word="false" style:writing-mode="lr-tb"/>
      <style:text-properties fo:font-weight="normal" officeooo:rsid="004bafe1" officeooo:paragraph-rsid="004bafe1" style:font-weight-asian="normal" style:font-weight-complex="normal"/>
    </style:style>
    <style:style style:name="P31" style:family="paragraph" style:parent-style-name="Standard">
      <style:paragraph-properties fo:text-align="justify" style:justify-single-word="false" style:writing-mode="lr-tb"/>
      <style:text-properties fo:font-weight="normal" officeooo:rsid="004c23e7" officeooo:paragraph-rsid="004c23e7" style:font-weight-asian="normal" style:font-weight-complex="normal"/>
    </style:style>
    <style:style style:name="P32" style:family="paragraph" style:parent-style-name="Standard">
      <style:paragraph-properties fo:text-align="justify" style:justify-single-word="false" style:writing-mode="lr-tb"/>
      <style:text-properties fo:font-weight="normal" officeooo:rsid="004dbf5c" officeooo:paragraph-rsid="004dbf5c" style:font-weight-asian="normal" style:font-weight-complex="normal"/>
    </style:style>
    <style:style style:name="P33" style:family="paragraph" style:parent-style-name="Standard">
      <style:paragraph-properties fo:text-align="justify" style:justify-single-word="false" style:writing-mode="lr-tb"/>
      <style:text-properties fo:font-weight="normal" officeooo:rsid="004e6301" officeooo:paragraph-rsid="004e6301" style:font-weight-asian="normal" style:font-weight-complex="normal"/>
    </style:style>
    <style:style style:name="P34" style:family="paragraph" style:parent-style-name="Standard">
      <style:paragraph-properties fo:text-align="justify" style:justify-single-word="false" style:writing-mode="lr-tb"/>
      <style:text-properties fo:font-weight="normal" officeooo:rsid="004fa6c7" officeooo:paragraph-rsid="004fa6c7" style:font-weight-asian="normal" style:font-weight-complex="normal"/>
    </style:style>
    <style:style style:name="P35" style:family="paragraph" style:parent-style-name="Standard">
      <style:paragraph-properties fo:text-align="justify" style:justify-single-word="false" style:writing-mode="lr-tb"/>
      <style:text-properties fo:font-weight="normal" officeooo:rsid="00520252" officeooo:paragraph-rsid="00520252" style:font-weight-asian="normal" style:font-weight-complex="normal"/>
    </style:style>
    <style:style style:name="P36" style:family="paragraph" style:parent-style-name="Standard">
      <style:paragraph-properties fo:text-align="justify" style:justify-single-word="false" style:writing-mode="lr-tb"/>
      <style:text-properties fo:font-weight="normal" officeooo:rsid="0052d787" officeooo:paragraph-rsid="0052d787" style:font-weight-asian="normal" style:font-weight-complex="normal"/>
    </style:style>
    <style:style style:name="P37" style:family="paragraph" style:parent-style-name="Standard">
      <style:paragraph-properties fo:text-align="justify" style:justify-single-word="false" style:writing-mode="lr-tb"/>
      <style:text-properties fo:font-weight="normal" officeooo:rsid="00549f55" officeooo:paragraph-rsid="00549f55" style:font-weight-asian="normal" style:font-weight-complex="normal"/>
    </style:style>
    <style:style style:name="P38" style:family="paragraph" style:parent-style-name="Standard">
      <style:paragraph-properties fo:text-align="justify" style:justify-single-word="false" style:writing-mode="lr-tb"/>
      <style:text-properties officeooo:rsid="001c1118" officeooo:paragraph-rsid="001c1118"/>
    </style:style>
    <style:style style:name="P39" style:family="paragraph" style:parent-style-name="Standard">
      <style:paragraph-properties fo:text-align="justify" style:justify-single-word="false" style:writing-mode="lr-tb"/>
      <style:text-properties officeooo:rsid="001c1118" officeooo:paragraph-rsid="00225fd0"/>
    </style:style>
    <style:style style:name="P40" style:family="paragraph" style:parent-style-name="Standard">
      <style:paragraph-properties fo:text-align="justify" style:justify-single-word="false" style:writing-mode="lr-tb"/>
      <style:text-properties officeooo:rsid="001d4d84" officeooo:paragraph-rsid="001d4d84"/>
    </style:style>
    <style:style style:name="P41" style:family="paragraph" style:parent-style-name="Standard">
      <style:paragraph-properties fo:text-align="justify" style:justify-single-word="false" style:writing-mode="lr-tb"/>
      <style:text-properties officeooo:rsid="00207c5d" officeooo:paragraph-rsid="00207c5d"/>
    </style:style>
    <style:style style:name="P42" style:family="paragraph" style:parent-style-name="Standard">
      <style:paragraph-properties fo:text-align="justify" style:justify-single-word="false" style:writing-mode="lr-tb"/>
      <style:text-properties officeooo:rsid="00225fd0" officeooo:paragraph-rsid="00225fd0"/>
    </style:style>
    <style:style style:name="P43" style:family="paragraph" style:parent-style-name="Standard">
      <style:paragraph-properties fo:text-align="justify" style:justify-single-word="false" style:writing-mode="lr-tb"/>
      <style:text-properties officeooo:rsid="0022ee9d" officeooo:paragraph-rsid="0022ee9d"/>
    </style:style>
    <style:style style:name="P44" style:family="paragraph" style:parent-style-name="Standard">
      <style:paragraph-properties fo:text-align="justify" style:justify-single-word="false" style:writing-mode="lr-tb"/>
      <style:text-properties officeooo:rsid="00236c43" officeooo:paragraph-rsid="00236c43"/>
    </style:style>
    <style:style style:name="P45" style:family="paragraph" style:parent-style-name="Standard">
      <style:paragraph-properties fo:text-align="justify" style:justify-single-word="false" style:writing-mode="lr-tb"/>
      <style:text-properties fo:font-size="10pt" fo:font-weight="normal" officeooo:rsid="003ee133" officeooo:paragraph-rsid="003ee13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47" style:family="paragraph" style:parent-style-name="Standard">
      <style:paragraph-properties fo:text-align="justify" style:justify-single-word="false" style:writing-mode="lr-tb"/>
      <style:text-properties fo:font-size="16pt" fo:font-weight="bold" officeooo:paragraph-rsid="00243d23" style:font-size-asian="16pt" style:font-weight-asian="bold" style:font-weight-complex="bold"/>
    </style:style>
    <style:style style:name="P48" style:family="paragraph" style:parent-style-name="Standard">
      <style:paragraph-properties fo:text-align="justify" style:justify-single-word="false" style:writing-mode="lr-tb"/>
      <style:text-properties fo:font-size="16pt" fo:font-weight="normal" officeooo:rsid="00225fd0" officeooo:paragraph-rsid="00243d23" style:font-size-asian="16pt" style:font-weight-asian="normal" style:font-weight-complex="normal"/>
    </style:style>
    <style:style style:name="P49" style:family="paragraph" style:parent-style-name="Standard">
      <style:paragraph-properties fo:text-align="justify" style:justify-single-word="false" style:writing-mode="lr-tb"/>
      <style:text-properties fo:font-weight="normal" officeooo:rsid="001b32af" officeooo:paragraph-rsid="001b32af" style:font-weight-asian="normal" style:font-weight-complex="normal"/>
    </style:style>
    <style:style style:name="P50" style:family="paragraph" style:parent-style-name="Standard">
      <style:paragraph-properties fo:text-align="justify" style:justify-single-word="false" style:writing-mode="lr-tb"/>
      <style:text-properties fo:font-weight="normal" officeooo:rsid="001c1118" officeooo:paragraph-rsid="001c1118" style:font-weight-asian="normal" style:font-weight-complex="normal"/>
    </style:style>
    <style:style style:name="P51" style:family="paragraph" style:parent-style-name="Standard">
      <style:paragraph-properties fo:text-align="justify" style:justify-single-word="false" style:writing-mode="lr-tb"/>
      <style:text-properties fo:font-weight="normal" officeooo:rsid="001f2344" officeooo:paragraph-rsid="001d4d84" style:font-weight-asian="normal" style:font-weight-complex="normal"/>
    </style:style>
    <style:style style:name="P52" style:family="paragraph" style:parent-style-name="Standard">
      <style:paragraph-properties fo:text-align="justify" style:justify-single-word="false" style:writing-mode="lr-tb"/>
      <style:text-properties fo:font-weight="normal" officeooo:rsid="001f2344" officeooo:paragraph-rsid="001f2344" style:font-weight-asian="normal" style:font-weight-complex="normal"/>
    </style:style>
    <style:style style:name="P53" style:family="paragraph" style:parent-style-name="Standard">
      <style:paragraph-properties fo:text-align="justify" style:justify-single-word="false" style:writing-mode="lr-tb"/>
      <style:text-properties fo:font-weight="normal" officeooo:rsid="001f2344" officeooo:paragraph-rsid="00225fd0" style:font-weight-asian="normal" style:font-weight-complex="normal"/>
    </style:style>
    <style:style style:name="P54" style:family="paragraph" style:parent-style-name="Standard">
      <style:paragraph-properties fo:text-align="justify" style:justify-single-word="false" style:writing-mode="lr-tb"/>
      <style:text-properties fo:font-weight="normal" officeooo:rsid="00207c5d" officeooo:paragraph-rsid="00207c5d" style:font-weight-asian="normal" style:font-weight-complex="normal"/>
    </style:style>
    <style:style style:name="P55" style:family="paragraph" style:parent-style-name="Standard">
      <style:paragraph-properties fo:text-align="justify" style:justify-single-word="false" style:writing-mode="lr-tb"/>
      <style:text-properties fo:font-weight="normal" officeooo:rsid="00225fd0" officeooo:paragraph-rsid="00225fd0" style:font-weight-asian="normal" style:font-weight-complex="normal"/>
    </style:style>
    <style:style style:name="P56" style:family="paragraph" style:parent-style-name="Standard">
      <style:paragraph-properties fo:text-align="justify" style:justify-single-word="false" style:writing-mode="lr-tb"/>
      <style:text-properties fo:font-weight="normal" officeooo:rsid="0022ee9d" officeooo:paragraph-rsid="0022ee9d" style:font-weight-asian="normal" style:font-weight-complex="normal"/>
    </style:style>
    <style:style style:name="P57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iberation Serif" fo:font-size="12pt" fo:language="bg" fo:country="BG" fo:font-weight="normal" officeooo:rsid="002d13f7" officeooo:paragraph-rsid="002d13f7" style:letter-kerning="true" style:font-name-asian="Noto Serif CJK SC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58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iberation Serif" fo:font-size="12pt" fo:language="bg" fo:country="BG" fo:font-weight="normal" officeooo:rsid="002eb4f5" officeooo:paragraph-rsid="002eb4f5" style:letter-kerning="true" style:font-name-asian="Noto Serif CJK SC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59" style:family="paragraph" style:parent-style-name="Standard">
      <style:paragraph-properties fo:text-align="justify" style:justify-single-word="false" style:writing-mode="lr-tb"/>
      <style:text-properties fo:font-size="12pt" fo:font-style="normal" fo:font-weight="normal" officeooo:rsid="0038484d" officeooo:paragraph-rsid="0033d5a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1974a5" style:font-size-asian="16pt" style:font-weight-asian="bold" style:font-weight-complex="bold"/>
    </style:style>
    <style:style style:name="T3" style:family="text">
      <style:text-properties fo:font-size="16pt" fo:font-weight="bold" officeooo:rsid="0019df54" style:font-size-asian="16pt" style:font-weight-asian="bold" style:font-weight-complex="bold"/>
    </style:style>
    <style:style style:name="T4" style:family="text">
      <style:text-properties fo:font-size="16pt" fo:font-weight="bold" officeooo:rsid="00243d23" style:font-size-asian="16pt" style:font-weight-asian="bold" style:font-weight-complex="bold"/>
    </style:style>
    <style:style style:name="T5" style:family="text">
      <style:text-properties fo:font-size="16pt" fo:font-weight="bold" officeooo:rsid="00417be2" style:font-size-asian="16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234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loext:opacity="0%" style:font-name="Liberation Serif" fo:language="bg" fo:country="BG" fo:font-weight="bold" style:letter-kerning="true" style:font-name-asian="Noto Serif CJK SC" style:language-asian="zh" style:country-asian="CN" style:font-weight-asian="bold" style:font-name-complex="Lohit Devanagari" style:language-complex="hi" style:country-complex="IN" style:font-weight-complex="bold"/>
    </style:style>
    <style:style style:name="T10" style:family="text">
      <style:text-properties style:use-window-font-color="true" loext:opacity="0%" style:font-name="Liberation Serif" fo:language="bg" fo:country="BG" fo:font-weight="bold" officeooo:rsid="003b57a9" style:letter-kerning="true" style:font-name-asian="Noto Serif CJK SC" style:language-asian="zh" style:country-asian="CN" style:font-weight-asian="bold" style:font-name-complex="Lohit Devanagari" style:language-complex="hi" style:country-complex="IN" style:font-weight-complex="bold"/>
    </style:style>
    <style:style style:name="T11" style:family="text">
      <style:text-properties officeooo:rsid="0031d32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353849"/>
    </style:style>
    <style:style style:name="T15" style:family="text">
      <style:text-properties fo:font-style="normal" officeooo:rsid="0038484d" style:font-style-asian="normal" style:font-style-complex="normal"/>
    </style:style>
    <style:style style:name="T16" style:family="text">
      <style:text-properties officeooo:rsid="00402f8d"/>
    </style:style>
    <style:style style:name="T17" style:family="text">
      <style:text-properties fo:font-size="12pt" style:font-size-asian="14pt" style:font-size-complex="14pt"/>
    </style:style>
    <style:style style:name="T18" style:family="text">
      <style:text-properties officeooo:rsid="0043634a"/>
    </style:style>
    <style:style style:name="T19" style:family="text">
      <style:text-properties officeooo:rsid="004ace1e"/>
    </style:style>
    <style:style style:name="T20" style:family="text">
      <style:text-properties officeooo:rsid="004b07dd"/>
    </style:style>
    <style:style style:name="T21" style:family="text">
      <style:text-properties officeooo:rsid="004c6c59"/>
    </style:style>
    <style:style style:name="T22" style:family="text">
      <style:text-properties officeooo:rsid="0052d7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Самообучение за уеб разработчик </text:p>
      <text:p text:style-name="P13"/>
      <text:p text:style-name="P14"/>
      <text:p text:style-name="P17"><text:bookmark-start text:name="__DdeLink__107_2254549990"/><text:span text:style-name="T1"><text:s/>HTML <text:s/>и CSS за начинаещи – 0</text:span><text:span text:style-name="T3">6</text:span><text:span text:style-name="T1">.03.2023г.</text:span></text:p>
      <text:p text:style-name="P14"/>
      <text:p text:style-name="P17"><text:span text:style-name="T1">Урок № </text:span><text:span text:style-name="T2">5</text:span><text:span text:style-name="T1"> – </text:span><text:span text:style-name="T2">Хипервръзки / Линкове</text:span><text:span text:style-name="T1"> в HTML</text:span></text:p>
      <text:p text:style-name="P14"><text:bookmark-end text:name="__DdeLink__107_2254549990"/></text:p>
      <text:p text:style-name="P14"/>
      <text:p text:style-name="P49">Връзките или линковете, на практика представляват основната структурна единица на целият интернет. Без тях не може да се случи нищо. </text:p>
      <text:p text:style-name="P49"/>
      <text:p text:style-name="P38"><text:span text:style-name="T6">За да направим връзка в нашата уеб страница, с каквото и да е ние необходима комбинация от таг - </text:span><text:span text:style-name="T8">&lt;a&gt; и href=“ “</text:span><text:span text:style-name="T6"> – препратката, тоест синтаксисът трябва да изглежда</text:span><text:span text:style-name="T8"> &lt;a href=“ „ &gt; &lt;/a&gt;</text:span></text:p>
      <text:p text:style-name="P50"/>
      <text:p text:style-name="P50"><text:bookmark-start text:name="__DdeLink__102_2254549990"/><text:bookmark-start text:name="__DdeLink__97_2254549990"/>&lt;a href="https://en.wikipedia.org/wiki/Italy"&gt;Italian Republic&lt;/a&gt;<text:bookmark-end text:name="__DdeLink__102_2254549990"/><text:bookmark-end text:name="__DdeLink__97_2254549990"/></text:p>
      <text:p text:style-name="P50"/>
      <text:p text:style-name="P40"><text:span text:style-name="T6">От много голямо значение за това връзката, която ще направим да работи правилно е да изпишем целият уеб адрес и най-вече http://. <text:s/></text:span><text:span text:style-name="T7">В случай, че не изпишем тази част от уеб адреса на връзката или иначе казано връзката изглежда по този начин: </text:span></text:p>
      <text:p text:style-name="P51"/>
      <text:p text:style-name="P52"><text:bookmark-start text:name="__DdeLink__99_2254549990"/>&lt;a href="en.wikipedia.org/wiki/Italy"&gt;Italian Republic&lt;/a&gt;<text:bookmark-end text:name="__DdeLink__99_2254549990"/></text:p>
      <text:p text:style-name="P52"/>
      <text:p text:style-name="P41"><text:span text:style-name="T7">Т</text:span><text:span text:style-name="T6">огава браузърът ще започне да търси документ с това наименование в папката, в която се намира нашата уеб страница на компютъра. Поради тази причина и нашата връзка няма да работи правилно.</text:span></text:p>
      <text:p text:style-name="P54"/>
      <text:p text:style-name="P41"><text:a xlink:type="simple" xlink:href="../../Public/CODING%20IN%20HTML/NEW%20HTML%20COURSE/en.wikipedia.org/wiki/Italy" text:style-name="Internet_20_link" text:visited-style-name="Visited_20_Internet_20_Link"><text:span text:style-name="T6">file:///home/hauptman/Public/CODING%20IN%20HTML/NEW%20HTML%20COURSE/en.wikipedia.org/wiki/Italy</text:span></text:a></text:p>
      <text:p text:style-name="P54"/>
      <text:p text:style-name="P55">Връзката от типа:</text:p>
      <text:p text:style-name="P55"/>
      <text:p text:style-name="P39"><text:bookmark-start text:name="__DdeLink__97_22545499901"/><text:span text:style-name="T7">&lt;a href=</text:span><text:bookmark-start text:name="__DdeLink__105_2254549990"/><text:span text:style-name="T7">"https://</text:span><text:bookmark-end text:name="__DdeLink__105_2254549990"/><text:span text:style-name="T7">en.wikipedia.org/wiki/Italy"&gt;Italian Republic&lt;/a&gt;</text:span><text:bookmark-end text:name="__DdeLink__97_22545499901"/></text:p>
      <text:p text:style-name="P53"/>
      <text:p text:style-name="P42"><text:span text:style-name="T6">се нарича абсолютен адрес. </text:span><text:span text:style-name="T7">https:// </text:span><text:span text:style-name="T6">посочва точното място където тази връзка, трябва да отиде. </text:span></text:p>
      <text:p text:style-name="P55"/>
      <text:p text:style-name="P55"/>
      <text:p text:style-name="P55">Ако искам да свържа моята съществуваща вече уеб страница с друга уеб страница в моя собствен сайт, който изграждам, това се нарича релационна връзка. </text:p>
      <text:p text:style-name="P55"/>
      <text:p text:style-name="P56">В такъв случай нашата връзка трябва да изглежда от типа:</text:p>
      <text:p text:style-name="P56"/>
      <text:p text:style-name="P43">&lt;a href="Second page.html"&gt;Republic&lt;/a&gt;</text:p>
      <text:p text:style-name="P43"/>
      <text:p text:style-name="P44">Това се нарича релационна връзка, тъй като представлява връзка към обект, който има отношение към структурата на уеб сайта и се намира в същата и в съседна папка с основният ни файл. </text:p>
      <text:p text:style-name="P44"/>
      <text:p text:style-name="P44"/>
      <text:p text:style-name="P55"/>
      <text:p text:style-name="P18"><text:bookmark-start text:name="__DdeLink__109_2254549990"/><text:soft-page-break/><text:span text:style-name="T1"><text:s/>HTML <text:s/>и CSS за начинаещи – 0</text:span><text:span text:style-name="T3">6</text:span><text:span text:style-name="T1">.03.2023г.</text:span></text:p>
      <text:p text:style-name="P15"/>
      <text:p text:style-name="P18"><text:span text:style-name="T1">Урок № </text:span><text:span text:style-name="T4">6</text:span><text:span text:style-name="T1"> – </text:span><text:span text:style-name="T2"><text:s/></text:span><text:span text:style-name="T4">Изображения</text:span><text:span text:style-name="T1"> в HTML</text:span><text:bookmark-end text:name="__DdeLink__109_2254549990"/></text:p>
      <text:p text:style-name="P15"/>
      <text:p text:style-name="P15"/>
      <text:p text:style-name="P1">Изображенията представляват една голяма част от съдържанието на уеб страниците в наши дни. Без тях уеб страниците и интернет като цяло биха били доста скучни. <text:s/></text:p>
      <text:p text:style-name="P1"/>
      <text:p text:style-name="P2">Таговете свързани с изображения в HTML са едни от малкото, които нямат затварящи тагове от типа &lt; / &gt;.</text:p>
      <text:p text:style-name="P2"/>
      <text:p text:style-name="P3">Пример за такъв таг, който вече срещнахме в процеса на нашата работа е тагът <text:span text:style-name="T12">&lt;meta &gt;</text:span></text:p>
      <text:p text:style-name="P3"/>
      <text:p text:style-name="P4">По своя характер и логика на работа тагът <text:span text:style-name="T8">&lt;img&gt;</text:span> чрез който добавяме изображения към нашите уеб страници е подобен на тага за връзк<text:span text:style-name="T14">и</text:span></text:p>
      <text:p text:style-name="P4"/>
      <text:p text:style-name="P4"><text:span text:style-name="T12">&lt;a&gt; &lt;/a&gt;</text:span>, но вместо<text:span text:style-name="T12"> href=“ „ </text:span>тук ни е необходима думата <text:span text:style-name="T8">src</text:span><text:span text:style-name="T9">=“ „</text:span></text:p>
      <text:p text:style-name="P57"/>
      <text:p text:style-name="P58">Както в случая с нашите връзки, които вече разгледахме изображението от типа:</text:p>
      <text:p text:style-name="P58"/>
      <text:p text:style-name="P20"><text:span text:style-name="T17"><text:s text:c="2"/>&lt;img src="</text:span><text:a xlink:type="simple" xlink:href="https://www.touropia.com/gfx/b/2019/07/italy.png" text:style-name="Internet_20_link" text:visited-style-name="Visited_20_Internet_20_Link"><text:span text:style-name="T17">https://www.touropia.com/gfx/b/2019/07/italy.png</text:span></text:a><text:span text:style-name="T17">"&gt;</text:span></text:p>
      <text:p text:style-name="P5"/>
      <text:p text:style-name="P6">представлява абсолютен адрес, <text:span text:style-name="T11">тоест това изображение се намира на някакъв адрес в интернет, а не на нашия компютър. </text:span></text:p>
      <text:p text:style-name="P6"/>
      <text:p text:style-name="P7">Ако искаме да добавим изображение, което запаметено на наши компютър има два начина да направим това. Първият е като преместим изображението в главната папка, в която се намира .html файла на нашата уеб страница. В този случай нашата релационна връзка ще изглежда по следния начин:</text:p>
      <text:p text:style-name="P7"/>
      <text:p text:style-name="P7"><text:s/>&lt;img src="italy-admin-map.jpg"&gt;</text:p>
      <text:p text:style-name="P7"/>
      <text:p text:style-name="P8">В случай, че нашата уеб страница съдържа множество изображения, ние можем да създадем папка<text:span text:style-name="T8"> </text:span><text:span text:style-name="T13">images. </text:span><text:span text:style-name="T15">При този вариант нашата връзка ще изглежда по следния начин:</text:span></text:p>
      <text:p text:style-name="P59"/>
      <text:p text:style-name="P8"><text:s/>&lt;img src="images/italy-admin-map.jpg"&gt;</text:p>
      <text:p text:style-name="P8"/>
      <text:p text:style-name="P9">Нашата работа с изображенията обаче не свършва до тук. За да бъде напълно функционална нашата връзка към всяко изображение ние трябва да добавим атрибута : <text:span text:style-name="T8">alt</text:span><text:span text:style-name="T10">=“ „</text:span><text:span text:style-name="T8"> , </text:span>чрез който се добавя описание към всяко изображение разположено на нашата уеб страница.</text:p>
      <text:p text:style-name="P9"/>
      <text:p text:style-name="P10">Alt <text:s/>е съкращение от алтернативен текст. </text:p>
      <text:p text:style-name="P10"/>
      <text:p text:style-name="P11">Този атрибут влиза в употреба при 2 случая. Първият е когато хора със зрителни проблеми и такива използващи екранни четци посещават вашият сайт. Вторият случай е, ако поради някаква причина изображенията не се зареждат правилно, посетителите на вашият уеб сайт ще виждат този алтернативен текст. </text:p>
      <text:p text:style-name="P11"/>
      <text:p text:style-name="P11">Нашата задача е да го използваме правилно и дадем максимално точно и ясно описание на това изображение. <text:span text:style-name="T16">Това е една важна добра практика при кодирането и проектирането на уеб сайтове.</text:span></text:p>
      <text:p text:style-name="P19"><text:soft-page-break/><text:span text:style-name="T1"><text:s/>HTML <text:s/>и CSS за начинаещи – 0</text:span><text:span text:style-name="T3">6</text:span><text:span text:style-name="T1">.03.2023г.</text:span></text:p>
      <text:p text:style-name="P16"/>
      <text:p text:style-name="P12"><text:span text:style-name="T1">Урок № </text:span><text:span text:style-name="T5">7</text:span><text:span text:style-name="T1"> – </text:span><text:span text:style-name="T2"><text:s/></text:span><text:span text:style-name="T5">Стуктура на файла</text:span><text:span text:style-name="T1"> в HTML</text:span></text:p>
      <text:p text:style-name="P45"/>
      <text:p text:style-name="P21"/>
      <text:p text:style-name="P22">Когато изграждаме уеб страници от изключително важно значение да поддържаме добра организация на нашите файлове. <text:s/><text:span text:style-name="T18">В този урок ще разберем повече за това, как да организираме файловете на нашия уеб сайт.</text:span></text:p>
      <text:p text:style-name="P22"/>
      <text:p text:style-name="P23">В предишните уроци ние създадохме уеб страница и я разположихме в папка на нашия компютър, която за кратко наричаме root folder <text:s/>- главна / основна папка.</text:p>
      <text:p text:style-name="P23"/>
      <text:p text:style-name="P24">Поддържането на добре организирана главна папка и добра подредба на файловете, е много важно качество, което трябва да притежавате. </text:p>
      <text:p text:style-name="P24"/>
      <text:p text:style-name="P25">Първото нещо, което Ви препоръчвам е да създадете отделна папка, в която да съхранявате изображенията, които използвате в структурата на вашата уеб страница.</text:p>
      <text:p text:style-name="P25"/>
      <text:p text:style-name="P26">Може да я наименувате img или <text:s/>images. </text:p>
      <text:p text:style-name="P26"/>
      <text:p text:style-name="P27">Файловете с разширение .html е прието да се съхраняват в главната папка. </text:p>
      <text:p text:style-name="P27"/>
      <text:p text:style-name="P28">Друга под-папка, която се среща често в уеб страниците е css. <text:span text:style-name="T19">Тя съдържа файловете написани на езика </text:span><text:span text:style-name="T20">CSS</text:span><text:span text:style-name="T19">, които придават допълнителни елементи на облика на на уеб страницата.</text:span></text:p>
      <text:p text:style-name="P28"/>
      <text:p text:style-name="P29">Друга важна под-папка, която ще започнете да използвате в определен момент от вашето развитие е – javascript. <text:s/>Както става ясно от нейното име, тя съдържа всички файлове написани на програмния език JavaScript, чрез който се придава същинската функционалност на вашата уеб страница.</text:p>
      <text:p text:style-name="P29"/>
      <text:p text:style-name="P30">Една важна особеност тук е, че всички наименования трябва да бъдат изписани с малки букви. Това важи най-вече за изображенията, които използваме.</text:p>
      <text:p text:style-name="P30"/>
      <text:p text:style-name="P31">Също така е добре да се избягват разстоянията в наименованията на файловете и папките. <text:span text:style-name="T21">Вместо да оставяте разстояния в наименованията на файловете, по-добре използвайте тирета.</text:span></text:p>
      <text:p text:style-name="P31"/>
      <text:p text:style-name="P32">Запомнете няколко лесни правила:</text:p>
      <text:p text:style-name="P32"/>
      <text:p text:style-name="P32">Кратки наименования</text:p>
      <text:p text:style-name="P32"/>
      <text:p text:style-name="P32">Използвайте малки букви</text:p>
      <text:p text:style-name="P32"/>
      <text:p text:style-name="P32">Не използвайте главни букви</text:p>
      <text:p text:style-name="P32"/>
      <text:p text:style-name="P32">Не използвайте цифри в наименованията</text:p>
      <text:p text:style-name="P32"/>
      <text:p text:style-name="P32">Не оставяйте разстояния в наименованията</text:p>
      <text:p text:style-name="P32"/>
      <text:p text:style-name="P32">Избягвайте всякакви специфични символи и значи в имената на файловете</text:p>
      <text:p text:style-name="P32"/>
      <text:p text:style-name="P33"><text:soft-page-break/>Правете добри описания, които да не са тип „страницата две“, „втора страница“ и подобни.</text:p>
      <text:p text:style-name="P33"/>
      <text:p text:style-name="P34">Главната / началната страница на уеб сайта винаги е index.html</text:p>
      <text:p text:style-name="P34"/>
      <text:p text:style-name="P35">Останалите страници може да <text:span text:style-name="T22">озаглавите </text:span>като about.html , contacts.html <text:s/>и така нататък.</text:p>
      <text:p text:style-name="P35"/>
      <text:p text:style-name="P36">Файлът с оформлението написан на CSS много често или почти винаги е озаглавен style.css</text:p>
      <text:p text:style-name="P36"/>
      <text:p text:style-name="P37"/>
      <text:p text:style-name="P32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07T09:59:54.410332159</dc:date>
    <meta:editing-cycles>319</meta:editing-cycles>
    <meta:editing-duration>PT10H54M50S</meta:editing-duration>
    <meta:generator>LibreOffice/7.3.7.2$Linux_X86_64 LibreOffice_project/30$Build-2</meta:generator>
    <meta:document-statistic meta:table-count="0" meta:image-count="0" meta:object-count="0" meta:page-count="4" meta:paragraph-count="58" meta:word-count="908" meta:character-count="6011" meta:non-whitespace-character-count="5120"/>
    <meta:user-defined meta:name="AppVersion">15.0000</meta:user-defined>
  </office:meta>
</office:document-meta>
</file>